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roman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170c9"/>
    </style:style>
    <style:style style:name="P4" style:family="paragraph" style:parent-style-name="Standard">
      <style:text-properties officeooo:paragraph-rsid="0049fcdf"/>
    </style:style>
    <style:style style:name="P5" style:family="paragraph" style:parent-style-name="Standard">
      <style:text-properties officeooo:paragraph-rsid="006c0b47"/>
    </style:style>
    <style:style style:name="P6" style:family="paragraph" style:parent-style-name="Standard">
      <style:text-properties officeooo:paragraph-rsid="006fdae1"/>
    </style:style>
    <style:style style:name="P7" style:family="paragraph" style:parent-style-name="Standard">
      <style:text-properties officeooo:paragraph-rsid="0012cc8b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text-properties style:font-name="Times New Roman" fo:font-size="11pt" style:font-size-asian="11pt" style:font-size-complex="11pt"/>
    </style:style>
    <style:style style:name="P11" style:family="paragraph" style:parent-style-name="Standard">
      <style:text-properties style:font-name="Times New Roman" fo:font-size="11pt" officeooo:paragraph-rsid="00625f04" style:font-size-asian="11pt" style:font-size-complex="11pt"/>
    </style:style>
    <style:style style:name="P12" style:family="paragraph" style:parent-style-name="Standard">
      <style:text-properties style:font-name="Times New Roman" fo:font-size="11pt" officeooo:paragraph-rsid="004b5174" style:font-size-asian="11pt" style:font-size-complex="11pt"/>
    </style:style>
    <style:style style:name="P13" style:family="paragraph" style:parent-style-name="Standard">
      <style:text-properties style:font-name="Times New Roman" fo:font-size="11pt" officeooo:paragraph-rsid="001170c9" style:font-size-asian="11pt" style:font-size-complex="11pt"/>
    </style:style>
    <style:style style:name="P14" style:family="paragraph" style:parent-style-name="Standard">
      <style:text-properties style:font-name="Times New Roman" fo:font-size="11pt" officeooo:paragraph-rsid="006fdae1" style:font-size-asian="11pt" style:font-size-complex="11pt"/>
    </style:style>
    <style:style style:name="P15" style:family="paragraph" style:parent-style-name="Standard">
      <style:text-properties style:font-name="Times New Roman" fo:font-size="11pt" officeooo:paragraph-rsid="0083892a" style:font-size-asian="11pt" style:font-size-complex="11pt"/>
    </style:style>
    <style:style style:name="P16" style:family="paragraph" style:parent-style-name="Standard">
      <style:text-properties style:font-name="Times New Roman" fo:font-size="11pt" officeooo:rsid="00909b50" officeooo:paragraph-rsid="00909b50" style:font-size-asian="11pt" style:font-size-complex="11pt"/>
    </style:style>
    <style:style style:name="P17" style:family="paragraph" style:parent-style-name="Standard">
      <style:text-properties style:font-name="Times New Roman" fo:font-size="11pt" officeooo:rsid="00909b50" officeooo:paragraph-rsid="00b79307" style:font-size-asian="11pt" style:font-size-complex="11pt"/>
    </style:style>
    <style:style style:name="P18" style:family="paragraph" style:parent-style-name="Standard">
      <style:text-properties style:font-name="Times New Roman" fo:font-size="11pt" officeooo:paragraph-rsid="00a97144" style:font-size-asian="11pt" style:font-size-complex="11pt"/>
    </style:style>
    <style:style style:name="P19" style:family="paragraph" style:parent-style-name="Standard">
      <style:text-properties style:font-name="Times New Roman" fo:font-size="11pt" officeooo:paragraph-rsid="00b24050" style:font-size-asian="11pt" style:font-size-complex="11pt"/>
    </style:style>
    <style:style style:name="P20" style:family="paragraph" style:parent-style-name="Standard">
      <style:text-properties style:font-name="Times New Roman" fo:font-size="11pt" officeooo:rsid="00b24050" officeooo:paragraph-rsid="00b24050" style:font-size-asian="11pt" style:font-size-complex="11pt"/>
    </style:style>
    <style:style style:name="P21" style:family="paragraph" style:parent-style-name="Standard">
      <style:text-properties style:font-name="Times New Roman" fo:font-size="11pt" officeooo:rsid="00b03015" officeooo:paragraph-rsid="00b03015" style:font-size-asian="11pt" style:font-size-complex="11pt"/>
    </style:style>
    <style:style style:name="P22" style:family="paragraph" style:parent-style-name="Standard">
      <style:text-properties style:font-name="Times New Roman" fo:font-size="11pt" officeooo:rsid="00b79307" officeooo:paragraph-rsid="00b79307" style:font-size-asian="11pt" style:font-size-complex="11pt"/>
    </style:style>
    <style:style style:name="P23" style:family="paragraph" style:parent-style-name="Standard">
      <style:text-properties style:font-name="Times New Roman" fo:font-size="11pt" officeooo:rsid="00b82395" officeooo:paragraph-rsid="00b82395" style:font-size-asian="11pt" style:font-size-complex="11pt"/>
    </style:style>
    <style:style style:name="P24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imes New Roman" fo:font-size="11pt" fo:font-weight="bold" officeooo:paragraph-rsid="0049fcdf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Times New Roman" fo:font-size="11pt" fo:font-weight="bold" officeooo:paragraph-rsid="006fdae1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Times New Roman" fo:font-size="11pt" fo:font-weight="bold" officeooo:paragraph-rsid="007aa92b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Times New Roman" fo:font-size="11pt" fo:font-weight="bold" officeooo:paragraph-rsid="00a97144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Times New Roman" fo:font-size="11pt" fo:font-weight="bold" officeooo:paragraph-rsid="00b24050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Times New Roman" fo:font-size="11pt" fo:font-weight="bold" officeooo:rsid="00b24050" officeooo:paragraph-rsid="00b24050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Times New Roman" fo:font-size="11pt" fo:font-weight="bold" officeooo:paragraph-rsid="00ba6c1a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Times New Roman" fo:font-size="11pt" fo:font-weight="bold" officeooo:paragraph-rsid="00c1827d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Times New Roman" fo:font-size="11pt" fo:font-weight="bold" officeooo:rsid="00c1827d" officeooo:paragraph-rsid="00c1827d" style:font-size-asian="11pt" style:font-weight-asian="bold" style:font-size-complex="11pt" style:font-weight-complex="bold"/>
    </style:style>
    <style:style style:name="P34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Times New Roman" fo:font-size="11pt" fo:font-weight="normal" officeooo:rsid="00909b50" officeooo:paragraph-rsid="00909b50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Times New Roman" fo:font-size="11pt" fo:font-weight="normal" officeooo:rsid="0049fcdf" officeooo:paragraph-rsid="00625f04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Times New Roman" fo:font-size="11pt" fo:font-weight="normal" officeooo:rsid="00c1827d" officeooo:paragraph-rsid="00c1827d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Times New Roman" fo:font-size="11pt" style:text-underline-style="none" fo:font-weight="normal" officeooo:paragraph-rsid="007aa92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Times New Roman" fo:font-size="11pt" style:text-underline-style="none" fo:font-weight="normal" officeooo:paragraph-rsid="00ba6c1a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41" style:family="paragraph" style:parent-style-name="Standard">
      <style:text-properties style:font-name="Times New Roman" officeooo:paragraph-rsid="006fdae1"/>
    </style:style>
    <style:style style:name="P42" style:family="paragraph" style:parent-style-name="Standard">
      <style:text-properties style:font-name="Times New Roman"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4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a57fe8" officeooo:paragraph-rsid="00a57fe8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5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6" style:family="paragraph" style:parent-style-name="Standard">
      <style:text-properties style:font-name="Times New Roman" fo:font-weight="bold" style:font-weight-asian="bold" style:font-weight-complex="bold"/>
    </style:style>
    <style:style style:name="P47" style:family="paragraph" style:parent-style-name="Standard">
      <style:text-properties style:font-name="Times New Roman" fo:font-weight="bold" officeooo:rsid="00909b50" officeooo:paragraph-rsid="00909b50" style:font-weight-asian="bold" style:font-weight-complex="bold"/>
    </style:style>
    <style:style style:name="P48" style:family="paragraph" style:parent-style-name="Standard">
      <style:text-properties officeooo:paragraph-rsid="00a97144"/>
    </style:style>
    <style:style style:name="P49" style:family="paragraph" style:parent-style-name="Standard">
      <style:text-properties officeooo:paragraph-rsid="00ad7e5a"/>
    </style:style>
    <style:style style:name="P50" style:family="paragraph" style:parent-style-name="Standard">
      <style:text-properties officeooo:paragraph-rsid="00b2a008"/>
    </style:style>
    <style:style style:name="P5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83892a" style:font-weight-asian="bold" style:font-weight-complex="bold"/>
    </style:style>
    <style:style style:name="T10" style:family="text">
      <style:text-properties fo:font-weight="bold" officeooo:rsid="00a97144" style:font-weight-asian="bold" style:font-weight-complex="bold"/>
    </style:style>
    <style:style style:name="T11" style:family="text">
      <style:text-properties fo:font-weight="bold" officeooo:rsid="00b79307" style:font-weight-asian="bold" style:font-weight-complex="bold"/>
    </style:style>
    <style:style style:name="T12" style:family="text">
      <style:text-properties fo:font-weight="bold" officeooo:rsid="00c02ab3" style:font-weight-asian="bold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9fcdf" style:font-weight-asian="normal" style:font-weight-complex="normal"/>
    </style:style>
    <style:style style:name="T17" style:family="text">
      <style:text-properties fo:font-weight="normal" officeooo:rsid="004b5174" style:font-weight-asian="normal" style:font-weight-complex="normal"/>
    </style:style>
    <style:style style:name="T18" style:family="text">
      <style:text-properties fo:font-weight="normal" officeooo:rsid="00625f04" style:font-weight-asian="normal" style:font-weight-complex="normal"/>
    </style:style>
    <style:style style:name="T19" style:family="text">
      <style:text-properties fo:font-weight="normal" officeooo:rsid="006fd70a" style:font-weight-asian="normal" style:font-weight-complex="normal"/>
    </style:style>
    <style:style style:name="T20" style:family="text">
      <style:text-properties fo:font-weight="normal" officeooo:rsid="0083892a" style:font-weight-asian="normal" style:font-weight-complex="normal"/>
    </style:style>
    <style:style style:name="T21" style:family="text">
      <style:text-properties fo:font-weight="normal" officeooo:rsid="00c02ab3" style:font-weight-asian="normal" style:font-weight-complex="normal"/>
    </style:style>
    <style:style style:name="T22" style:family="text">
      <style:text-properties officeooo:rsid="005a3f47"/>
    </style:style>
    <style:style style:name="T23" style:family="text">
      <style:text-properties officeooo:rsid="007aa92b"/>
    </style:style>
    <style:style style:name="T24" style:family="text">
      <style:text-properties fo:color="#000080" loext:opacity="100%" style:font-name="Times New Roman" style:text-underline-style="solid" style:text-underline-width="auto" style:text-underline-color="font-color"/>
    </style:style>
    <style:style style:name="T25" style:family="text">
      <style:text-properties fo:color="#000080" loext:opacity="100%" style:font-name="Times New Roman" style:text-underline-style="solid" style:text-underline-width="auto" style:text-underline-color="font-color" officeooo:rsid="00b2a008"/>
    </style:style>
    <style:style style:name="T26" style:family="text">
      <style:text-properties fo:color="#000080" loext:opacity="100%" fo:font-size="11pt" style:text-underline-style="none" fo:font-weight="normal" style:font-size-asian="11pt" style:font-weight-asian="normal" style:font-size-complex="11pt" style:font-weight-complex="normal"/>
    </style:style>
    <style:style style:name="T27" style:family="text">
      <style:text-properties officeooo:rsid="007f114f"/>
    </style:style>
    <style:style style:name="T28" style:family="text">
      <style:text-properties officeooo:rsid="00909b50"/>
    </style:style>
    <style:style style:name="T29" style:family="text">
      <style:text-properties style:text-position="super 58%"/>
    </style:style>
    <style:style style:name="T30" style:family="text">
      <style:text-properties officeooo:rsid="0094543a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officeooo:rsid="0089894f"/>
    </style:style>
    <style:style style:name="T33" style:family="text">
      <style:text-properties style:font-name="Times New Roman" officeooo:rsid="006f7618"/>
    </style:style>
    <style:style style:name="T34" style:family="text">
      <style:text-properties style:font-name="Times New Roman" fo:font-size="11pt" style:font-size-asian="11pt" style:font-size-complex="11pt"/>
    </style:style>
    <style:style style:name="T35" style:family="text">
      <style:text-properties style:font-name="Times New Roman" fo:font-size="11pt" officeooo:rsid="0049fcdf" style:font-size-asian="11pt" style:font-size-complex="11pt"/>
    </style:style>
    <style:style style:name="T36" style:family="text">
      <style:text-properties style:font-name="Times New Roman" fo:font-size="11pt" officeooo:rsid="0083892a" style:font-size-asian="11pt" style:font-size-complex="11pt"/>
    </style:style>
    <style:style style:name="T37" style:family="text">
      <style:text-properties style:font-name="Times New Roman" fo:font-size="11pt" officeooo:rsid="00909b50" style:font-size-asian="11pt" style:font-size-complex="11pt"/>
    </style:style>
    <style:style style:name="T38" style:family="text">
      <style:text-properties style:font-name="Times New Roman" fo:font-size="11pt" officeooo:rsid="00ad7e5a" style:font-size-asian="11pt" style:font-size-complex="11pt"/>
    </style:style>
    <style:style style:name="T39" style:family="text">
      <style:text-properties style:font-name="Times New Roman" fo:font-size="11pt" officeooo:rsid="00aec789" style:font-size-asian="11pt" style:font-size-complex="11pt"/>
    </style:style>
    <style:style style:name="T40" style:family="text">
      <style:text-properties style:font-name="Times New Roman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1" style:family="text">
      <style:text-properties style:font-name="Times New Roman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2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43" style:family="text">
      <style:text-properties style:font-name="Times New Roman" fo:font-size="11pt" fo:font-weight="normal" officeooo:rsid="0049fcdf" style:font-size-asian="11pt" style:font-weight-asian="normal" style:font-size-complex="11pt" style:font-weight-complex="normal"/>
    </style:style>
    <style:style style:name="T44" style:family="text">
      <style:text-properties style:font-name="Times New Roman" fo:font-size="11pt" fo:font-weight="normal" officeooo:rsid="00a97144" style:font-size-asian="11pt" style:font-weight-asian="normal" style:font-size-complex="11pt" style:font-weight-complex="normal"/>
    </style:style>
    <style:style style:name="T45" style:family="text">
      <style:text-properties style:font-name="Times New Roman" fo:font-size="11pt" fo:font-weight="normal" officeooo:rsid="004b5174" style:font-size-asian="11pt" style:font-weight-asian="normal" style:font-size-complex="11pt" style:font-weight-complex="normal"/>
    </style:style>
    <style:style style:name="T46" style:family="text">
      <style:text-properties style:font-name="Times New Roman" officeooo:rsid="00909b50"/>
    </style:style>
    <style:style style:name="T47" style:family="text">
      <style:text-properties style:font-name="Times New Roman" officeooo:rsid="0012cc8b"/>
    </style:style>
    <style:style style:name="T48" style:family="text">
      <style:text-properties style:font-name="Times New Roman" officeooo:rsid="001689ce"/>
    </style:style>
    <style:style style:name="T49" style:family="text">
      <style:text-properties style:font-name="Times New Roman" officeooo:rsid="00ab92c7"/>
    </style:style>
    <style:style style:name="T50" style:family="text">
      <style:text-properties style:font-name="Times New Roman" officeooo:rsid="00b2a008"/>
    </style:style>
    <style:style style:name="T51" style:family="text">
      <style:text-properties style:font-name="Times New Roman" officeooo:rsid="00c71501"/>
    </style:style>
    <style:style style:name="T5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53" style:family="text">
      <style:text-properties fo:font-size="11pt" fo:font-weight="normal" style:font-size-asian="11pt" style:font-weight-asian="normal" style:font-size-complex="11pt" style:font-weight-complex="normal"/>
    </style:style>
    <style:style style:name="T54" style:family="text">
      <style:text-properties officeooo:rsid="00a8c856"/>
    </style:style>
    <style:style style:name="T55" style:family="text">
      <style:text-properties officeooo:rsid="00b24050"/>
    </style:style>
    <style:style style:name="T56" style:family="text">
      <style:text-properties officeooo:rsid="00b79307"/>
    </style:style>
    <style:style style:name="T57" style:family="text">
      <style:text-properties officeooo:rsid="00ba6c1a"/>
    </style:style>
    <style:style style:name="T58" style:family="text">
      <style:text-properties officeooo:rsid="00bf3a6d"/>
    </style:style>
    <style:style style:name="T59" style:family="text">
      <style:text-properties officeooo:rsid="00c4157f"/>
    </style:style>
    <style:style style:name="T60" style:family="text">
      <style:text-properties officeooo:rsid="00c5ab5f"/>
    </style:style>
    <style:style style:name="T61" style:family="text">
      <style:text-properties officeooo:rsid="00c77b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Curriculum Vitae</text:p>
      <text:p text:style-name="P9"/>
      <text:p text:style-name="P9">Aaron K. Clark</text:p>
      <text:p text:style-name="P9"><text:span text:style-name="T23">Perpetual</text:span> Student</text:p>
      <text:p text:style-name="P1"><text:span text:style-name="T31">[</text:span><text:a xlink:type="simple" xlink:href="https://orcid.org/0000-0002-6831-2663" office:target-frame-name="_top" xlink:show="replace" text:style-name="Internet_20_link" text:visited-style-name="Visited_20_Internet_20_Link"><text:span text:style-name="T31">ORCID</text:span></text:a><text:span text:style-name="T31">] [</text:span><text:a xlink:type="simple" xlink:href="http://www.researcherid.com/rid/G-9804-2017" office:target-frame-name="_top" xlink:show="replace" text:style-name="Internet_20_link" text:visited-style-name="Visited_20_Internet_20_Link"><text:span text:style-name="T31">ResearcherID</text:span></text:a><text:span text:style-name="T31">]</text:span></text:p>
      <text:p text:style-name="P1"><text:span text:style-name="T31">[</text:span><text:a xlink:type="simple" xlink:href="https://cryptojones.dev/" text:style-name="Internet_20_link" text:visited-style-name="Visited_20_Internet_20_Link"><text:span text:style-name="T32">https://cryptojones.dev/</text:span></text:a><text:span text:style-name="T33">]</text:span></text:p>
      <text:p text:style-name="P1"><text:span text:style-name="T31">[</text:span><text:a xlink:type="simple" xlink:href="mailto:aaron.clark18@alumni.colostate.edu" office:target-frame-name="_top" xlink:show="replace" text:style-name="Internet_20_link" text:visited-style-name="Visited_20_Internet_20_Link"><text:span text:style-name="Internet_20_link"><text:span text:style-name="T31">aaron.clark18@alumni.colostate.edu</text:span></text:span></text:a><text:span text:style-name="T31">]</text:span></text:p>
      <text:p text:style-name="P1"><text:span text:style-name="T31">[</text:span><text:a xlink:type="simple" xlink:href="tel:1-281-973-6082" office:target-frame-name="_top" xlink:show="replace" text:style-name="Internet_20_link" text:visited-style-name="Visited_20_Internet_20_Link"><text:span text:style-name="T31">(281) 973-6082</text:span></text:a><text:span text:style-name="T31">]</text:span></text:p>
      <text:p text:style-name="P9"><text:span text:style-name="T61">May</text:span> <text:span text:style-name="T61">04</text:span>, <text:span text:style-name="T22">202</text:span><text:span text:style-name="T60">2</text:span></text:p>
      <text:p text:style-name="P9"/>
      <text:p text:style-name="P8"><text:span text:style-name="T14">Graduate </text:span><text:span text:style-name="T13">Education</text:span><text:line-break/></text:p>
      <text:p text:style-name="P11"><text:span text:style-name="T8">Rochester Institute of Technology</text:span><text:span text:style-name="T5"> – </text:span><text:span text:style-name="T7">Rochester, New York</text:span></text:p>
      <text:p text:style-name="P11"><text:span text:style-name="T19">MicroMasters (edX),</text:span><text:span text:style-name="T18"> Cybersecurity</text:span><text:span text:style-name="T16"> – (I</text:span><text:span text:style-name="T17">n Progress</text:span><text:span text:style-name="T16">)</text:span></text:p>
      <text:p text:style-name="P37"/>
      <text:p text:style-name="P12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3"><text:a xlink:type="simple" xlink:href="https://cryptojones.dev/content/KSU_GRADCERT_CSF.jpg" text:style-name="Internet_20_link" text:visited-style-name="Visited_20_Internet_20_Link"><text:span text:style-name="T34">Graduate Certificate,</text:span></text:a><text:span text:style-name="T34"> </text:span><text:span text:style-name="T35">Computer Science Foundations</text:span><text:span text:style-name="T34"> – (201</text:span><text:span text:style-name="T35">9</text:span><text:span text:style-name="T34">)</text:span></text:p>
      <text:p text:style-name="P13"/>
      <text:p text:style-name="P25">Colorado State University – Ft. Collins, Colorado</text:p>
      <text:p text:style-name="P4"><text:a xlink:type="simple" xlink:href="https://cryptojones.dev/content/CSU_GRADCERT_ITPM.jpg" office:target-frame-name="_top" xlink:show="replace" text:style-name="Internet_20_link" text:visited-style-name="Visited_20_Internet_20_Link"><text:span text:style-name="T34">Graduate Certificate</text:span></text:a><text:span text:style-name="T34">, Information Technology Project Management – (2018)</text:span></text:p>
      <text:p text:style-name="P8"/>
      <text:p text:style-name="P41"><text:span text:style-name="T14">Undergraduate </text:span><text:span text:style-name="T13">Education</text:span></text:p>
      <text:p text:style-name="P42"/>
      <text:p text:style-name="P18"><text:span text:style-name="T5">Georgia Institute of Technology – </text:span><text:span text:style-name="T10">Atlanta</text:span><text:span text:style-name="T5">, </text:span><text:span text:style-name="T6">Georgia</text:span></text:p>
      <text:p text:style-name="P48"><text:span text:style-name="T44">Professional</text:span><text:span text:style-name="T42"> Certificate (edX), </text:span><text:span text:style-name="T44">Introduction to Python Programming</text:span><text:span text:style-name="T42"> – (</text:span><text:span text:style-name="T43">I</text:span><text:span text:style-name="T45">n Progress</text:span><text:span text:style-name="T42">)</text:span></text:p>
      <text:p text:style-name="P28"/>
      <text:p text:style-name="P26">University of Maryland University College – Adelphi, Maryland</text:p>
      <text:p text:style-name="P6"><text:a xlink:type="simple" xlink:href="https://cryptojones.dev/content/UMUC_UNDERGRAD_DIPLOMA.jpg" office:target-frame-name="_top" xlink:show="replace" text:style-name="Internet_20_link" text:visited-style-name="Visited_20_Internet_20_Link"><text:span text:style-name="T34">Bachelor of Science</text:span></text:a><text:span text:style-name="T34">, Computer and Information Science – (2016)</text:span></text:p>
      <text:p text:style-name="P6"><text:a xlink:type="simple" xlink:href="https://cryptojones.dev/content/UMUC_UNDERGRAD_CERT.jpg" office:target-frame-name="_top" xlink:show="replace" text:style-name="Internet_20_link" text:visited-style-name="Visited_20_Internet_20_Link"><text:span text:style-name="T34">Undergraduate Certificate</text:span></text:a><text:span text:style-name="T34">, Unix System Administration – (2013)</text:span></text:p>
      <text:p text:style-name="P14"/>
      <text:p text:style-name="P26">Purdue University – West Lafayette, Indiana</text:p>
      <text:p text:style-name="P6"><text:a xlink:type="simple" xlink:href="https://cryptojones.dev/content/PURDUE_EBV_DIPLOMA.jpg" office:target-frame-name="_top" xlink:show="replace" text:style-name="Internet_20_link" text:visited-style-name="Visited_20_Internet_20_Link"><text:span text:style-name="T34">Diploma</text:span></text:a><text:span text:style-name="T34">, Entrepreneurship Boot-camp for Veterans with Disabilities – (2013)</text:span></text:p>
      <text:p text:style-name="P14"/>
      <text:p text:style-name="P26">Defense Information School – Ft. Meade, Maryland</text:p>
      <text:p text:style-name="P6"><text:a xlink:type="simple" xlink:href="https://cryptojones.dev/content/DINFOS_DIPLOMA.jpg" office:target-frame-name="_top" xlink:show="replace" text:style-name="Internet_20_link" text:visited-style-name="Visited_20_Internet_20_Link"><text:span text:style-name="T40">Diploma</text:span></text:a><text:span text:style-name="T41">, Basic Public Affairs Specialist, Writer – (2004)</text:span></text:p>
      <text:p text:style-name="P8"/>
      <text:p text:style-name="P43">Research Interests</text:p>
      <text:p text:style-name="P45"/>
      <text:p text:style-name="P23">Computer Security</text:p>
      <text:p text:style-name="P23">Software Engineering</text:p>
      <text:p text:style-name="P10">Quantum Computing</text:p>
      <text:p text:style-name="P43"/>
      <text:p text:style-name="P43">Work Experience</text:p>
      <text:p text:style-name="P45"/>
      <text:p text:style-name="P27"><text:span text:style-name="T57">Cloud </text:span><text:span text:style-name="T58">Operations Supervisor</text:span> (Remote)</text:p>
      <text:p text:style-name="P39"><text:span text:style-name="T57">CloudHesive</text:span> – <text:span text:style-name="T57">Fort Lauderdale</text:span>, <text:span text:style-name="T57">Florida</text:span> (20<text:span text:style-name="T23">21</text:span>- <text:span text:style-name="T61">2022</text:span>)</text:p>
      <text:p text:style-name="P39"/>
      <text:p text:style-name="P31"><text:span text:style-name="T54">Cybers</text:span><text:span text:style-name="T23">ecurity </text:span><text:span text:style-name="T59">Engineer </text:span>(Remote)</text:p>
      <text:p text:style-name="P40"><text:span text:style-name="T23">Tmutla</text:span> – <text:span text:style-name="T23">Grand Island</text:span>, Nebraska (20<text:span text:style-name="T23">21</text:span>)</text:p>
      <text:p text:style-name="P35"/>
      <text:p text:style-name="P24">Senior Software Developer (Remote)</text:p>
      <text:p text:style-name="P10">Reinke Manufacturing – Deshler, Nebraska (2015-<text:span text:style-name="T27">2021</text:span>)</text:p>
      <text:p text:style-name="P10"><text:soft-page-break/></text:p>
      <text:p text:style-name="P24">Software Developer (Remote)</text:p>
      <text:p text:style-name="P10">Alpine Testing – Orem, Utah (2014-2015)</text:p>
      <text:p text:style-name="P10"/>
      <text:p text:style-name="P30">Co-Founder \ Software Engineer</text:p>
      <text:p text:style-name="P19">A<text:span text:style-name="T55">tbash Services</text:span> – <text:span text:style-name="T55">Kearney</text:span>, <text:span text:style-name="T55">Nebraska</text:span> (201<text:span text:style-name="T55">3</text:span>-20<text:span text:style-name="T55">18</text:span>)</text:p>
      <text:p text:style-name="P10"/>
      <text:p text:style-name="P29"><text:span text:style-name="T55">IT</text:span> <text:span text:style-name="T55">Specialist II</text:span></text:p>
      <text:p text:style-name="P19"><text:span text:style-name="T55">Orthman Manufacturing</text:span> – <text:span text:style-name="T55">Lexington</text:span>, <text:span text:style-name="T55">Nebraska</text:span> (201<text:span text:style-name="T55">2</text:span>-201<text:span text:style-name="T55">4</text:span>)</text:p>
      <text:p text:style-name="P19"/>
      <text:p text:style-name="P30">Quality Data Analyst</text:p>
      <text:p text:style-name="P19"><text:span text:style-name="T55">Royal Engineered Composites</text:span> – <text:span text:style-name="T55">Minden</text:span>, <text:span text:style-name="T55">Nebraska</text:span> (201<text:span text:style-name="T55">2</text:span>)</text:p>
      <text:p text:style-name="P19"/>
      <text:p text:style-name="P30">Senior Engineering Technician</text:p>
      <text:p text:style-name="P19"><text:span text:style-name="T55">Intellicom Computer Consulting </text:span>– <text:span text:style-name="T55">Kearney</text:span>, <text:span text:style-name="T55">Nebraska</text:span> (<text:span text:style-name="T55">2009 – </text:span>201<text:span text:style-name="T55">2</text:span>)</text:p>
      <text:p text:style-name="P19"/>
      <text:p text:style-name="P30">Information Specialist</text:p>
      <text:p text:style-name="P19"><text:span text:style-name="T55">U.S. Marine Corps </text:span>– <text:span text:style-name="T55">Washington</text:span>, <text:span text:style-name="T55">District of Columbia</text:span> (<text:span text:style-name="T55">2003 – 2008</text:span>)</text:p>
      <text:p text:style-name="P19"/>
      <text:p text:style-name="P30">Linux Systems Administrator II</text:p>
      <text:p text:style-name="P20">Rackspace Managed Hosting – San Antonio, Texas (2003)</text:p>
      <text:p text:style-name="P20"/>
      <text:p text:style-name="P30">Systems Analyst</text:p>
      <text:p text:style-name="P20">Cimarron Software Services – Houston, Texas (2001 – 2002)</text:p>
      <text:p text:style-name="P20"/>
      <text:p text:style-name="P30">Help-desk Technician</text:p>
      <text:p text:style-name="P20">Megahaus – Dickinson, Texas (1998)</text:p>
      <text:p text:style-name="P8"/>
      <text:p text:style-name="P43">Volunteer Experience</text:p>
      <text:p text:style-name="P43"/>
      <text:p text:style-name="P21"><text:span text:style-name="T9">O</text:span><text:span text:style-name="T5">PFOR </text:span><text:span text:style-name="T11">(RedTeam) Team Lead</text:span><text:span text:style-name="T5"> – </text:span><text:span text:style-name="T15">Cyber Shield (2021)</text:span></text:p>
      <text:p text:style-name="P22"><text:span text:style-name="T12">Professional Mentor</text:span><text:span text:style-name="T15"> – </text:span><text:span text:style-name="T21">Women in CyberSecurity </text:span><text:span text:style-name="T15"><text:s/>(2021)</text:span></text:p>
      <text:p text:style-name="P15"><text:span text:style-name="T9">Room Watcher – </text:span><text:span text:style-name="T20">National </text:span><text:span text:style-name="T15">Collegiate Penetration Testing Competition</text:span><text:span text:style-name="T20"> (2021)</text:span><text:span text:style-name="T5"><text:line-break/></text:span><text:span text:style-name="T12">Professional </text:span><text:span text:style-name="T5">Mentor</text:span> <text:span text:style-name="T5">– </text:span>Operation Code (2015 – 2019)</text:p>
      <text:p text:style-name="P10"><text:span text:style-name="T5">Usher – </text:span>Washington Jewish Music Festival (2008)</text:p>
      <text:p text:style-name="P43"/>
      <text:p text:style-name="P43">Grants, Scholarships, and Awards</text:p>
      <text:p text:style-name="P43"/>
      <text:p text:style-name="P10">President's Grant, UMUC (2012)</text:p>
      <text:p text:style-name="P43"/>
      <text:p text:style-name="P43">Memberships</text:p>
      <text:p text:style-name="P8"/>
      <text:p text:style-name="P10">American Physical Society <text:span text:style-name="T30">(APS)</text:span></text:p>
      <text:p text:style-name="P10">Association for Computing Machinery <text:span text:style-name="T30">(ACM)</text:span></text:p>
      <text:p text:style-name="P10">Autism Society of Nebraska <text:span text:style-name="T30">(ASN)</text:span><text:line-break/><text:span text:style-name="T28">DEFCON 402 </text:span><text:span text:style-name="T30">(DC402)</text:span></text:p>
      <text:p text:style-name="P17"><text:span text:style-name="T30">International Information Systems Security Certification Consortium </text:span>(ISC)<text:span text:style-name="T29">2</text:span><text:line-break/><text:span text:style-name="T56">Military Cyber Professionals Association</text:span></text:p>
      <text:p text:style-name="P17">Open Web Applications Security Project <text:span text:style-name="T30">(OWASP)</text:span></text:p>
      <text:p text:style-name="P16">R<text:span text:style-name="T30">ochester Institute of Technology Security Club (RITSecClub)</text:span></text:p>
      <text:p text:style-name="P16"/>
      <text:p text:style-name="P34"/>
      <text:p text:style-name="P43"><text:soft-page-break/>Industry Certifications</text:p>
      <text:p text:style-name="P45"/>
      <text:p text:style-name="P33">AWS</text:p>
      <text:p text:style-name="P38">Certified Cloud Practioner</text:p>
      <text:p text:style-name="P33"/>
      <text:p text:style-name="P32">Cisco</text:p>
      <text:p text:style-name="P10">Cisco Certified Network Associate (2001)</text:p>
      <text:p text:style-name="P45"/>
      <text:p text:style-name="P46">CompTIA</text:p>
      <text:p text:style-name="P8">A+ (2001)</text:p>
      <text:p text:style-name="P10">Network+ (2001)</text:p>
      <text:p text:style-name="P46"/>
      <text:p text:style-name="P47">(ISC)<text:span text:style-name="T29">2</text:span></text:p>
      <text:p text:style-name="P36">Systems Security Certified Practitioner (2021)</text:p>
      <text:p text:style-name="P46"/>
      <text:p text:style-name="P46">Microsoft</text:p>
      <text:p text:style-name="P10">Microsoft Specialist: Programming in C# (2016)</text:p>
      <text:p text:style-name="P10">MCSA: Windows Server 2008 (2012)</text:p>
      <text:p text:style-name="P10">MCITP: Server Administrator on Windows Server 2008 (2012)</text:p>
      <text:p text:style-name="P10">Microsoft Certified Professional (2010)</text:p>
      <text:p text:style-name="P43"/>
      <text:p text:style-name="P43">Clinics Attended</text:p>
      <text:p text:style-name="P43"/>
      <text:p text:style-name="P44"><text:span text:style-name="T52">Red Team Getting Access – <text:s/></text:span><text:a xlink:type="simple" xlink:href="https://www.blackhillsinfosec.com/" text:style-name="Internet_20_link" text:visited-style-name="Visited_20_Internet_20_Link"><text:span text:style-name="T26">Black Hills Information Security</text:span></text:a><text:span text:style-name="T52"> – <text:s/>Spearfish, South Dakota (2021)</text:span></text:p>
      <text:p text:style-name="P44"><text:span text:style-name="T52">Web Application Hacking – </text:span><text:a xlink:type="simple" xlink:href="https://trustfoundry.net/" text:style-name="Internet_20_link" text:visited-style-name="Visited_20_Internet_20_Link"><text:span text:style-name="T53">Trust Foundry</text:span></text:a><text:span text:style-name="T52"> – Omaha, Nebraska (2020)</text:span></text:p>
      <text:p text:style-name="P49"><text:span text:style-name="T34">Software Design and Development – <text:s/></text:span><text:a xlink:type="simple" xlink:href="http://dontpaniclabs.com/education/" office:target-frame-name="_top" xlink:show="replace" text:style-name="Internet_20_link" text:visited-style-name="Visited_20_Internet_20_Link"><text:span text:style-name="T34">Don’t Panic Labs</text:span></text:a><text:span text:style-name="T34"> – <text:s/>Lincoln, Nebraska (2018)</text:span></text:p>
      <text:p text:style-name="P49"><text:span text:style-name="T38">Information Assurance Manager – Marine Corps Institute – Quantico, V</text:span><text:span text:style-name="T39">irginia</text:span><text:span text:style-name="T38"> (2006)</text:span><text:span text:style-name="T34"><text:line-break/></text:span><text:span text:style-name="T36">Unix Systems Administration</text:span><text:span text:style-name="T37"> – </text:span><text:a xlink:type="simple" xlink:href="https://www.lockheedmartin.com/" text:style-name="Internet_20_link" text:visited-style-name="Visited_20_Internet_20_Link"><text:span text:style-name="T36">Lockheed Martin</text:span></text:a><text:span text:style-name="T36"> – Houston, Texas (2001)</text:span></text:p>
      <text:p text:style-name="P43"/>
      <text:p text:style-name="P43">Conferences Attended</text:p>
      <text:p text:style-name="P8"/>
      <text:p text:style-name="P50"><text:span text:style-name="T50">KernelCon – </text:span><text:a xlink:type="simple" xlink:href="https://2019.kernelcon.org/about" text:style-name="Internet_20_link" text:visited-style-name="Visited_20_Internet_20_Link"><text:span text:style-name="T25">DC402, NebraskaCert, OWASP</text:span></text:a><text:span text:style-name="T50">, Omaha, N</text:span><text:span text:style-name="T46">E</text:span><text:span text:style-name="T50"> (2019 – 202</text:span><text:span text:style-name="T51">2</text:span><text:span text:style-name="T50">)</text:span></text:p>
      <text:p text:style-name="Standard"><text:span text:style-name="T31">Nebraska.Code</text:span><text:span text:style-name="T46">()</text:span><text:span text:style-name="T31"> – </text:span><text:a xlink:type="simple" xlink:href="https://www.amegala.com/" text:style-name="Internet_20_link" text:visited-style-name="Visited_20_Internet_20_Link"><text:span text:style-name="T24">Amegala</text:span></text:a><text:span text:style-name="T31"> – Lincoln, N</text:span><text:span text:style-name="T46">E</text:span><text:span text:style-name="T31"> (2019)</text:span></text:p>
      <text:p text:style-name="P50"><text:span text:style-name="T31">AppSec California – </text:span><text:a xlink:type="simple" xlink:href="https://www.owasp.org/" office:target-frame-name="_top" xlink:show="replace" text:style-name="Internet_20_link" text:visited-style-name="Visited_20_Internet_20_Link"><text:span text:style-name="T24">OWASP</text:span></text:a><text:span text:style-name="T31"> – Santa Monica, C</text:span><text:span text:style-name="T46">A</text:span><text:span text:style-name="T31"> (2019)</text:span></text:p>
      <text:p text:style-name="Standard"><text:a xlink:type="simple" xlink:href="https://www.amegala.com/" text:style-name="Internet_20_link" text:visited-style-name="Visited_20_Internet_20_Link"><text:span text:style-name="T31"/></text:a></text:p>
      <text:p text:style-name="P2"><text:a xlink:type="simple" xlink:href="https://www.amegala.com/" text:style-name="Internet_20_link" text:visited-style-name="Visited_20_Internet_20_Link"><text:span text:style-name="T1">Presentations</text:span></text:a></text:p>
      <text:p text:style-name="Standard"><text:a xlink:type="simple" xlink:href="https://www.amegala.com/" text:style-name="Internet_20_link" text:visited-style-name="Visited_20_Internet_20_Link"><text:span text:style-name="T31"/></text:a></text:p>
      <text:p text:style-name="P7"><text:span text:style-name="T47">“</text:span><text:a xlink:type="simple" xlink:href="https://www.youtube.com/watch?v=7E0xEVi7rDM" text:style-name="Internet_20_link" text:visited-style-name="Visited_20_Internet_20_Link"><text:span text:style-name="T49">Introduction to the OWASP Top Ten</text:span></text:a><text:span text:style-name="T49">” – OWASP Omaha (May 2021)</text:span></text:p>
      <text:p text:style-name="P7"><text:span text:style-name="T47">“</text:span><text:a xlink:type="simple" xlink:href="https://www.youtube.com/watch?v=i5FBS0GmKIg" text:style-name="Internet_20_link" text:visited-style-name="Visited_20_Internet_20_Link"><text:span text:style-name="T47">Peek</text:span></text:a><text:a xlink:type="simple" xlink:href="https://www.youtube.com/watch?v=i5FBS0GmKIg" text:style-name="Internet_20_link" text:visited-style-name="Visited_20_Internet_20_Link"><text:span text:style-name="T48">ing</text:span></text:a><text:a xlink:type="simple" xlink:href="https://www.youtube.com/watch?v=i5FBS0GmKIg" text:style-name="Internet_20_link" text:visited-style-name="Visited_20_Internet_20_Link"><text:span text:style-name="T47"> into .NET Apps using dotPeek</text:span></text:a><text:span text:style-name="T47">” – DC402 Meeting (July 2019)</text:span></text:p>
      <text:p text:style-name="P2"><text:a xlink:type="simple" xlink:href="https://www.amegala.com/" text:style-name="Internet_20_link" text:visited-style-name="Visited_20_Internet_20_Link"><text:span text:style-name="T31"/></text:a></text:p>
      <text:p text:style-name="P2"><text:a xlink:type="simple" xlink:href="https://www.amegala.com/" text:style-name="Internet_20_link" text:visited-style-name="Visited_20_Internet_20_Link"><text:span text:style-name="T1">Other Publications <text:line-break/></text:span></text:a></text:p>
      <text:p text:style-name="P5"><text:a xlink:type="simple" xlink:href="https://www.amegala.com/" text:style-name="Internet_20_link" text:visited-style-name="Visited_20_Internet_20_Link"><text:span text:style-name="Default_20_Paragraph_20_Font"><text:span text:style-name="T1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3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4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4 Feb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8 Oct.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 Nov. 2004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roman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title>Clark, Aaron K. - CV</text:title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title>Clark, Aaron K. - CV</dc:title>
    <meta:editing-cycles>289</meta:editing-cycles>
    <meta:editing-duration>PT16H29M13S</meta:editing-duration>
    <dc:date>2022-05-05T08:02:27.835000000</dc:date>
    <meta:document-statistic meta:table-count="0" meta:image-count="0" meta:object-count="0" meta:page-count="3" meta:paragraph-count="104" meta:word-count="560" meta:character-count="4476" meta:non-whitespace-character-count="3957"/>
    <meta:template xlink:type="simple" xlink:actuate="onRequest" xlink:title="" xlink:href="Normal"/>
  </office:meta>
</office:document-meta>
</file>